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5aa4" officeooo:paragraph-rsid="00155aa4" style:font-size-asian="10pt" style:font-size-complex="10pt"/>
    </style:style>
    <style:style style:name="P2" style:family="paragraph" style:parent-style-name="Standard" style:master-page-name="">
      <style:paragraph-properties style:page-number="auto" style:snap-to-layout-grid="false" style:writing-mode="page"/>
      <style:text-properties fo:font-size="10pt" officeooo:rsid="00155aa4" officeooo:paragraph-rsid="0018974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國</text:p>
      <text:p text:style-name="P1">國國國國國國國國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8pt" style:font-size-asian="18pt" style:font-size-complex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24pt" style:font-size-asian="24pt" style:font-size-complex="24pt"/>
    </style:style>
    <style:style style:name="List" style:family="paragraph" style:parent-style-name="Text_20_body" style:class="list">
      <style:paragraph-properties style:writing-mode="page"/>
      <style:text-properties style:font-name="Times New Roman" fo:font-family="'Times New Roman'" style:font-family-generic="roman" fo:font-size="24pt" style:font-name-asian="標楷體" style:font-family-asian="標楷體" style:font-size-asian="12pt" style:font-name-complex="Arial1" style:font-family-complex="Arial" style:font-family-generic-complex="swiss" style:font-size-complex="24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="Times New Roman" fo:font-family="'Times New Roman'" style:font-family-generic="roman" fo:font-size="24pt" style:font-name-asian="標楷體" style:font-family-asian="標楷體" style:font-size-asian="12pt" style:font-name-complex="Arial1" style:font-family-complex="Arial" style:font-family-generic-complex="swiss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.035cm" style:layout-grid-mode="both" style:layout-grid-ruby-below="false" style:layout-grid-print="false" style:layout-grid-display="false" style:layout-grid-base-width="0.282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8:38:12.827000000</meta:creation-date>
    <dc:date>2017-04-16T10:02:00.405267578</dc:date>
    <meta:editing-duration>PT38M46S</meta:editing-duration>
    <meta:editing-cycles>4</meta:editing-cycles>
    <meta:generator>LibreOfficeDev/5.4.0.0.alpha0$Linux_X86_64 LibreOffice_project/801fb7058a3b1d4b4071f23cbe23366308e50a44</meta:generator>
    <meta:document-statistic meta:table-count="0" meta:image-count="0" meta:object-count="0" meta:page-count="1" meta:paragraph-count="2" meta:word-count="10" meta:character-count="10" meta:non-whitespace-character-count="10"/>
  </office:meta>
</office:document-meta>
</file>